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958in" fo:margin-left="0.0354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2.270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🧱 <text:span text:style-name="Strong_20_Emphasis">Symbolic Engine Outline</text:span></text:h>
      <text:h text:style-name="Heading_20_3" text:outline-level="3"><text:span text:style-name="Emphasis">(Up to Pre-Processor Handoff — Structurally Locked Version)</text:span></text:h>
      <text:p text:style-name="Horizontal_20_Line"/>
      <text:h text:style-name="Heading_20_2" text:outline-level="2">🪪 <text:span text:style-name="Strong_20_Emphasis">System Identity</text:span></text:h>
      <text:list text:style-name="L1">
        <text:list-item>
          <text:p text:style-name="P1"><text:span text:style-name="Strong_20_Emphasis">Name</text:span>: Symbolic Validation Engine (SVE)</text:p>
        </text:list-item>
        <text:list-item>
          <text:p text:style-name="P1"><text:span text:style-name="Strong_20_Emphasis">Type</text:span>: Deterministic, rule-based, phase-locked symbolic structure evaluator</text:p>
        </text:list-item>
        <text:list-item>
          <text:p text:style-name="P1"><text:span text:style-name="Strong_20_Emphasis">Function</text:span>: To validate symbolic cognition structures before they are passed to realization systems (e.g., LLMs).</text:p>
        </text:list-item>
        <text:list-item>
          <text:p text:style-name="P1"><text:span text:style-name="Strong_20_Emphasis">Principle</text:span>: No construct shall persist unless it survives decomposition, transformation, justification, and formatting under constraint.</text:p>
        </text:list-item>
      </text:list>
      <text:p text:style-name="Horizontal_20_Line"/>
      <text:h text:style-name="Heading_20_2" text:outline-level="2">🧩 <text:span text:style-name="Strong_20_Emphasis">Primary Components (Pre-Handoff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Function</text:p>
            </table:table-cell>
            <table:table-cell table:style-name="Table1.A1" office:value-type="string">
              <text:p text:style-name="Table_20_Heading">Constrain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nput LLM</text:span></text:p>
          </table:table-cell>
          <table:table-cell table:style-name="Table1.A1" office:value-type="string">
            <text:p text:style-name="Table_20_Contents">Receives unstructured prompt. Decomposes it into 7 Arcs.</text:p>
          </table:table-cell>
          <table:table-cell table:style-name="Table1.A1" office:value-type="string">
            <text:p text:style-name="Table_20_Contents">Cannot classify, interpret, or generate outpu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rc Processing Engine</text:span></text:p>
          </table:table-cell>
          <table:table-cell table:style-name="Table1.A1" office:value-type="string">
            <text:p text:style-name="Table_20_Contents">Parallel-processes each arc through 3 stages, attaching one unit per stage.</text:p>
          </table:table-cell>
          <table:table-cell table:style-name="Table1.A1" office:value-type="string">
            <text:p text:style-name="Table_20_Contents">Must attach exactly 1 UoI per arc per pha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Justification Engine</text:span></text:p>
          </table:table-cell>
          <table:table-cell table:style-name="Table1.A1" office:value-type="string">
            <text:p text:style-name="Table_20_Contents">Audits each triadic arc stack. Confirms internal structural persistence.</text:p>
          </table:table-cell>
          <table:table-cell table:style-name="Table1.A1" office:value-type="string">
            <text:p text:style-name="Table_20_Contents">Cannot accept drifted, ambiguous, or illegal combina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utput: Justified Blueprint</text:span></text:p>
          </table:table-cell>
          <table:table-cell table:style-name="Table1.A1" office:value-type="string">
            <text:p text:style-name="Table_20_Contents">Contains all 7 arcs, each with a 3-stage structural triad, tagged with justification results.</text:p>
          </table:table-cell>
          <table:table-cell table:style-name="Table1.A1" office:value-type="string">
            <text:p text:style-name="Table_20_Contents">No language or semantic data allow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e-Processor Agent</text:span></text:p>
          </table:table-cell>
          <table:table-cell table:style-name="Table1.A1" office:value-type="string">
            <text:p text:style-name="Table_20_Contents">Begins here. Accepts blueprint and prepares it for domain-specific LLM output.</text:p>
          </table:table-cell>
          <table:table-cell table:style-name="Table1.A1" office:value-type="string">
            <text:p text:style-name="Table_20_Contents">Operates with full legality but zero creative authority.</text:p>
          </table:table-cell>
        </table:table-row>
      </table:table>
      <text:p text:style-name="Standard"/>
      <text:p text:style-name="Standard">🧠 <text:span text:style-name="Strong_20_Emphasis">Phase Flow Overview</text:span></text:p>
      <text:p text:style-name="Standard">graph TD</text:p>
      <text:p text:style-name="Standard">A[Raw Input] --&gt; B[Input LLM: Arc Decomposer]</text:p>
      <text:p text:style-name="Standard">B --&gt; C[7 Rhetorical Arcs]</text:p>
      <text:p text:style-name="Standard">C --&gt; D[Arc Engine: 3-Phase Parallel Processing]</text:p>
      <text:p text:style-name="Standard">D --&gt; E[Triadic Arc Structures (7×3)]</text:p>
      <text:p text:style-name="Standard">E --&gt; F[Justification Engine]</text:p>
      <text:p text:style-name="Standard">F --&gt; G[Justified Structural Blueprint]</text:p>
      <text:p text:style-name="Standard">G --&gt; H[Pre-Processor Begins]</text:p>
      <text:p text:style-name="Standard"/>
      <text:p text:style-name="Horizontal_20_Line"/>
      <text:h text:style-name="Heading_20_2" text:outline-level="2"><text:soft-page-break/>🔍 <text:span text:style-name="Strong_20_Emphasis">Detailed Stage Breakdown</text:span></text:h>
      <text:p text:style-name="Horizontal_20_Line"/>
      <text:h text:style-name="Heading_20_3" text:outline-level="3">1. 🧾 <text:span text:style-name="Strong_20_Emphasis">Input LLM – Arc Decomposer</text:span></text:h>
      <text:list text:style-name="L2">
        <text:list-item>
          <text:p text:style-name="P2"><text:span text:style-name="Strong_20_Emphasis">Purpose</text:span>: Convert unstructured prompts into raw symbolic form.</text:p>
        </text:list-item>
        <text:list-item>
          <text:p text:style-name="P2"><text:span text:style-name="Strong_20_Emphasis">Process</text:span>:</text:p>
          <text:list>
            <text:list-item>
              <text:p text:style-name="P2">Decomposes into 7 fixed Arcs:</text:p>
              <text:list>
                <text:list-item>
                  <text:p text:style-name="P2">Essence, Form, Function, Context, Intent, Relation, Value.</text:p>
                </text:list-item>
              </text:list>
            </text:list-item>
            <text:list-item>
              <text:p text:style-name="P2">No output is allowed outside this 7-arc set.</text:p>
            </text:list-item>
          </text:list>
        </text:list-item>
        <text:list-item>
          <text:p text:style-name="P2"><text:span text:style-name="Strong_20_Emphasis">Limitations</text:span>:</text:p>
          <text:list>
            <text:list-item>
              <text:p text:style-name="P2">Cannot tag, annotate, or evaluate legality.</text:p>
            </text:list-item>
            <text:list-item>
              <text:p text:style-name="P2">No role in phase assignment or justification.</text:p>
            </text:list-item>
          </text:list>
        </text:list-item>
      </text:list>
      <text:p text:style-name="Horizontal_20_Line"/>
      <text:h text:style-name="Heading_20_3" text:outline-level="3">2. 🛠 <text:span text:style-name="Strong_20_Emphasis">Arc Processing Engine – Triadic Structural Assignment</text:span></text:h>
      <text:list text:style-name="L3">
        <text:list-item>
          <text:p text:style-name="P3"><text:span text:style-name="Strong_20_Emphasis">Purpose</text:span>: Run each arc through a phase-aligned symbolic progression.</text:p>
        </text:list-item>
        <text:list-item>
          <text:p text:style-name="P3"><text:span text:style-name="Strong_20_Emphasis">Process</text:span>:</text:p>
          <text:list>
            <text:list-item>
              <text:p text:style-name="P3">For each arc, attach exactly:</text:p>
              <text:list>
                <text:list-item>
                  <text:p text:style-name="P3">1 First-Order Unit (e.g., <text:span text:style-name="Source_20_Text">Distinction</text:span>, <text:span text:style-name="Source_20_Text">Expansion</text:span>, <text:span text:style-name="Source_20_Text">Polarity</text:span>)</text:p>
                </text:list-item>
                <text:list-item>
                  <text:p text:style-name="P3">1 Second-Order Unit (e.g., <text:span text:style-name="Source_20_Text">Binding</text:span>, <text:span text:style-name="Source_20_Text">Framing</text:span>, <text:span text:style-name="Source_20_Text">Gating</text:span>)</text:p>
                </text:list-item>
                <text:list-item>
                  <text:p text:style-name="P3">1 Third-Order Unit (e.g., <text:span text:style-name="Source_20_Text">Equilibrium</text:span>, <text:span text:style-name="Source_20_Text">Closure</text:span>, <text:span text:style-name="Source_20_Text">Transference</text:span>)</text:p>
                </text:list-item>
              </text:list>
            </text:list-item>
            <text:list-item>
              <text:p text:style-name="P3">Results in <text:span text:style-name="Strong_20_Emphasis">7 arc pipelines</text:span>, each with 3 structural stages → total: 21 validated symbolic units.</text:p>
            </text:list-item>
          </text:list>
        </text:list-item>
        <text:list-item>
          <text:p text:style-name="P3"><text:span text:style-name="Strong_20_Emphasis">Constraint</text:span>:</text:p>
          <text:list>
            <text:list-item>
              <text:p text:style-name="P3">UoIs must be phase-compliant and irreducible.</text:p>
            </text:list-item>
            <text:list-item>
              <text:p text:style-name="P3">Each stage must reference the prior legally — no skipping or floating.</text:p>
            </text:list-item>
          </text:list>
        </text:list-item>
      </text:list>
      <text:p text:style-name="Horizontal_20_Line"/>
      <text:h text:style-name="Heading_20_3" text:outline-level="3">3. ⚖️ <text:span text:style-name="Strong_20_Emphasis">Justification Engine – Internal Legal Validator</text:span></text:h>
      <text:list text:style-name="L4">
        <text:list-item>
          <text:p text:style-name="P4"><text:span text:style-name="Strong_20_Emphasis">Purpose</text:span>: Determine whether each arc’s triadic unit structure is <text:span text:style-name="Strong_20_Emphasis">justified for manifestation</text:span>.</text:p>
        </text:list-item>
        <text:list-item>
          <text:p text:style-name="P4"><text:span text:style-name="Strong_20_Emphasis">Process</text:span>:</text:p>
          <text:list>
            <text:list-item>
              <text:p text:style-name="P4">For each arc:</text:p>
              <text:list>
                <text:list-item>
                  <text:p text:style-name="P4"><text:soft-page-break/>Audit that the 3-stage triad conforms to structural persistence rules.</text:p>
                </text:list-item>
                <text:list-item>
                  <text:p text:style-name="P4">Evaluate convergence logic: does this structure hold as a coherent symbolic form?</text:p>
                </text:list-item>
              </text:list>
            </text:list-item>
            <text:list-item>
              <text:p text:style-name="P4">Return flag:</text:p>
              <text:list>
                <text:list-item>
                  <text:p text:style-name="P4"><text:span text:style-name="Source_20_Text">Justified: true/false</text:span></text:p>
                </text:list-item>
                <text:list-item>
                  <text:p text:style-name="P4">Optional rejection reason (<text:span text:style-name="Source_20_Text">"illegal polarity+gating combination"</text:span>)</text:p>
                </text:list-item>
              </text:list>
            </text:list-item>
          </text:list>
        </text:list-item>
        <text:list-item>
          <text:p text:style-name="P4"><text:span text:style-name="Strong_20_Emphasis">Constraint</text:span>:</text:p>
          <text:list>
            <text:list-item>
              <text:p text:style-name="P4">May not reinterpret or alter arc form.</text:p>
            </text:list-item>
            <text:list-item>
              <text:p text:style-name="P4">Justification is not "truth" — only <text:span text:style-name="Strong_20_Emphasis">admissibility to consequence</text:span>.</text:p>
            </text:list-item>
          </text:list>
        </text:list-item>
      </text:list>
      <text:p text:style-name="Horizontal_20_Line"/>
      <text:h text:style-name="Heading_20_3" text:outline-level="3">4. 📄 <text:span text:style-name="Strong_20_Emphasis">Justified Blueprint Output – Final Structural Package</text:span></text:h>
      <text:list text:style-name="L5">
        <text:list-item>
          <text:p text:style-name="P5"><text:span text:style-name="Strong_20_Emphasis">Content</text:span>:</text:p>
          <text:list>
            <text:list-item>
              <text:p text:style-name="P5">7 Arcs → each with <text:span text:style-name="Source_20_Text">stage_1</text:span>, <text:span text:style-name="Source_20_Text">stage_2</text:span>, <text:span text:style-name="Source_20_Text">stage_3</text:span> units.</text:p>
            </text:list-item>
            <text:list-item>
              <text:p text:style-name="P5"><text:span text:style-name="Source_20_Text">justification_status</text:span> tag per arc.</text:p>
            </text:list-item>
            <text:list-item>
              <text:p text:style-name="P5">No semantic, probabilistic, or user-facing language.</text:p>
            </text:list-item>
          </text:list>
        </text:list-item>
        <text:list-item>
          <text:p text:style-name="P5"><text:span text:style-name="Strong_20_Emphasis">Format</text:span>: JSON or structured dict.</text:p>
        </text:list-item>
      </text:list>
      <text:p text:style-name="Text_20_body"><text:span text:style-name="Strong_20_Emphasis">Example Blueprint Fragment</text:span>:</text:p>
      <text:p text:style-name="Standard">{</text:p>
      <text:p text:style-name="Standard"><text:s text:c="2"/>"essence": {</text:p>
      <text:p text:style-name="Standard"><text:s text:c="4"/>"stage_1": "UoI_01 (Distinction)",</text:p>
      <text:p text:style-name="Standard"><text:s text:c="4"/>"stage_2": "UoI_04 (Binding)",</text:p>
      <text:p text:style-name="Standard"><text:s text:c="4"/>"stage_3": "UoI_09 (Closure)",</text:p>
      <text:p text:style-name="Standard"><text:s text:c="4"/>"justified": true</text:p>
      <text:p text:style-name="Standard"><text:s text:c="2"/>},</text:p>
      <text:p text:style-name="Standard"><text:s text:c="2"/>...</text:p>
      <text:p text:style-name="Standard">}</text:p>
      <text:p text:style-name="Standard"/>
      <text:p text:style-name="Standard"/>
      <text:p text:style-name="Standard">🚧 Pre-Processor Handoff Begins Here</text:p>
      <text:p text:style-name="Standard"/>
      <text:p text:style-name="Standard"><text:s text:c="4"/>Receives full blueprint and begins:</text:p>
      <text:p text:style-name="Standard"/>
      <text:p text:style-name="Standard"><text:s text:c="8"/>Code compliance mapping</text:p>
      <text:p text:style-name="Standard"/>
      <text:p text:style-name="Standard"><text:s text:c="8"/>Domain-specific annotation (based on .json overlays)</text:p>
      <text:p text:style-name="Standard"/>
      <text:p text:style-name="Standard"><text:soft-page-break/><text:s text:c="8"/>Preparation for LLM output constru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1:22:08.666228051</meta:creation-date>
    <dc:date>2025-05-02T01:26:01.757806478</dc:date>
    <meta:editing-duration>PT3M56S</meta:editing-duration>
    <meta:editing-cycles>1</meta:editing-cycles>
    <meta:document-statistic meta:table-count="1" meta:image-count="0" meta:object-count="0" meta:page-count="4" meta:paragraph-count="89" meta:word-count="532" meta:character-count="3614" meta:non-whitespace-character-count="3159"/>
    <meta:generator>LibreOffice/24.8.5.2$Linux_AARCH64 LibreOffice_project/480$Build-2</meta:generator>
  </office:meta>
</office:document-meta>
</file>